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center"/>
    </style:style>
    <style:style style:name="P2" style:parent-style-name="Heading" style:family="paragraph">
      <style:paragraph-properties fo:text-align="center"/>
    </style:style>
    <style:style style:name="P3" style:parent-style-name="Standard" style:family="paragraph">
      <style:text-properties style:font-name="sans-serif" fo:font-size="11pt" style:font-size-asian="11pt"/>
    </style:style>
    <style:style style:name="T4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5" style:parent-style-name="Policepardéfaut" style:family="text">
      <style:text-properties style:font-name="sans-serif" fo:font-size="9.5pt" style:font-size-asian="9.5pt"/>
    </style:style>
    <style:style style:name="T6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7" style:parent-style-name="Policepardéfaut" style:family="text">
      <style:text-properties style:font-name="sans-serif" fo:font-size="9.5pt" style:font-size-asian="9.5pt"/>
    </style:style>
    <style:style style:name="T8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9" style:parent-style-name="Policepardéfaut" style:family="text">
      <style:text-properties style:font-name="sans-serif" fo:font-size="9.5pt" style:font-size-asian="9.5pt"/>
    </style:style>
    <style:style style:name="T10" style:parent-style-name="Policepardéfaut" style:family="text">
      <style:text-properties style:font-name="sans-serif" fo:font-size="9.5pt" style:font-size-asian="9.5pt"/>
    </style:style>
    <style:style style:name="P11" style:parent-style-name="Standard" style:family="paragraph">
      <style:text-properties style:font-name="sans-serif" fo:font-size="9.5pt" style:font-size-asian="9.5pt"/>
    </style:style>
    <style:style style:name="P12" style:parent-style-name="Standard" style:family="paragraph">
      <style:text-properties style:font-name="sans-serif" fo:font-size="9.5pt" style:font-size-asian="9.5pt"/>
    </style:style>
    <style:style style:name="P13" style:parent-style-name="Standard" style:family="paragraph">
      <style:text-properties style:font-name="sans-serif" fo:font-size="9.5pt" style:font-size-asian="9.5pt"/>
    </style:style>
    <style:style style:name="P14" style:parent-style-name="Standard" style:family="paragraph">
      <style:text-properties style:font-name="sans-serif" fo:font-size="9.5pt" style:font-size-asian="9.5pt"/>
    </style:style>
    <style:style style:name="P15" style:parent-style-name="Standard" style:family="paragraph">
      <style:text-properties style:font-name="sans-serif" fo:font-size="9.5pt" style:font-size-asian="9.5pt"/>
    </style:style>
    <style:style style:name="P16" style:parent-style-name="Standard" style:family="paragraph">
      <style:text-properties style:font-name="sans-serif" fo:font-size="9.5pt" style:font-size-asian="9.5pt"/>
    </style:style>
    <style:style style:name="P17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T18" style:parent-style-name="Policepardéfaut" style:family="text">
      <style:text-properties fo:font-style="italic" style:font-style-asian="italic" style:font-style-complex="italic"/>
    </style:style>
    <style:style style:name="T19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20" style:parent-style-name="Policepardéfaut" style:family="text">
      <style:text-properties style:font-name="sans-serif" fo:font-size="9.5pt" style:font-size-asian="9.5pt"/>
    </style:style>
    <style:style style:name="T21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22" style:parent-style-name="Policepardéfaut" style:family="text">
      <style:text-properties style:font-name="sans-serif" fo:font-size="9.5pt" style:font-size-asian="9.5pt"/>
    </style:style>
    <style:style style:name="T23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24" style:parent-style-name="Policepardéfaut" style:family="text">
      <style:text-properties style:font-name="sans-serif" fo:font-size="9.5pt" style:font-size-asian="9.5pt"/>
    </style:style>
    <style:style style:name="P25" style:parent-style-name="Standard" style:family="paragraph">
      <style:text-properties style:font-name="sans-serif" fo:font-size="9.5pt" style:font-size-asian="9.5pt"/>
    </style:style>
    <style:style style:name="P26" style:parent-style-name="Standard" style:family="paragraph">
      <style:text-properties style:font-name="sans-serif" fo:font-size="9.5pt" style:font-size-asian="9.5pt"/>
    </style:style>
    <style:style style:name="P27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T28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29" style:parent-style-name="Policepardéfaut" style:family="text">
      <style:text-properties style:font-name="sans-serif" fo:font-size="9.5pt" style:font-size-asian="9.5pt"/>
    </style:style>
    <style:style style:name="P30" style:parent-style-name="Standard" style:family="paragraph">
      <style:text-properties style:font-name="sans-serif" fo:font-size="9.5pt" style:font-size-asian="9.5pt"/>
    </style:style>
    <style:style style:name="T31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32" style:parent-style-name="Policepardéfaut" style:family="text">
      <style:text-properties style:font-name="sans-serif" fo:font-size="9.5pt" style:font-size-asian="9.5pt"/>
    </style:style>
    <style:style style:name="P33" style:parent-style-name="Standard" style:family="paragraph">
      <style:text-properties style:font-name="sans-serif" fo:font-size="9.5pt" style:font-size-asian="9.5pt"/>
    </style:style>
    <style:style style:name="P34" style:parent-style-name="Standard" style:family="paragraph">
      <style:text-properties style:font-name="sans-serif" fo:font-size="9.5pt" style:font-size-asian="9.5pt"/>
    </style:style>
    <style:style style:name="P35" style:parent-style-name="Standard" style:family="paragraph">
      <style:text-properties style:font-name="sans-serif" fo:font-size="9.5pt" style:font-size-asian="9.5pt"/>
    </style:style>
    <style:style style:name="P36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T37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38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39" style:parent-style-name="Policepardéfaut" style:family="text">
      <style:text-properties style:font-name="sans-serif" fo:font-size="9.5pt" style:font-size-asian="9.5pt"/>
    </style:style>
    <style:style style:name="P40" style:parent-style-name="Standard" style:family="paragraph">
      <style:text-properties style:font-name="sans-serif" fo:font-size="9.5pt" style:font-size-asian="9.5pt"/>
    </style:style>
    <style:style style:name="T41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42" style:parent-style-name="Policepardéfaut" style:family="text">
      <style:text-properties style:font-name="sans-serif" fo:font-size="9.5pt" style:font-size-asian="9.5pt"/>
    </style:style>
    <style:style style:name="P43" style:parent-style-name="Standard" style:family="paragraph">
      <style:text-properties style:font-name="sans-serif" fo:font-size="9.5pt" style:font-size-asian="9.5pt"/>
    </style:style>
    <style:style style:name="P44" style:parent-style-name="Standard" style:family="paragraph">
      <style:text-properties style:font-name="sans-serif" fo:font-size="9.5pt" style:font-size-asian="9.5pt"/>
    </style:style>
    <style:style style:name="P45" style:parent-style-name="Standard" style:family="paragraph">
      <style:text-properties style:font-name="sans-serif" fo:font-size="9.5pt" style:font-size-asian="9.5pt"/>
    </style:style>
    <style:style style:name="P46" style:parent-style-name="Standard" style:family="paragraph">
      <style:text-properties style:font-name="sans-serif" fo:font-size="9.5pt" style:font-size-asian="9.5pt"/>
    </style:style>
    <style:style style:name="P47" style:parent-style-name="Standard" style:family="paragraph">
      <style:text-properties style:font-name="sans-serif" fo:font-size="9.5pt" style:font-size-asian="9.5pt"/>
    </style:style>
    <style:style style:name="P48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T49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50" style:parent-style-name="Policepardéfaut" style:family="text">
      <style:text-properties style:font-name="sans-serif" fo:font-size="9.5pt" style:font-size-asian="9.5pt"/>
    </style:style>
    <style:style style:name="P51" style:parent-style-name="Standard" style:family="paragraph">
      <style:text-properties style:font-name="sans-serif" fo:font-size="9.5pt" style:font-size-asian="9.5pt"/>
    </style:style>
    <style:style style:name="T52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53" style:parent-style-name="Policepardéfaut" style:family="text">
      <style:text-properties style:font-name="sans-serif" fo:font-size="9.5pt" style:font-size-asian="9.5pt"/>
    </style:style>
    <style:style style:name="T54" style:parent-style-name="Policepardéfaut" style:family="text">
      <style:text-properties style:font-name="sans-serif" fo:font-weight="bold" style:font-weight-asian="bold" style:font-weight-complex="bold" fo:font-size="9.5pt" style:font-size-asian="9.5pt"/>
    </style:style>
    <style:style style:name="T55" style:parent-style-name="Policepardéfaut" style:family="text">
      <style:text-properties style:font-name="sans-serif" fo:font-size="9.5pt" style:font-size-asian="9.5pt"/>
    </style:style>
    <style:style style:name="P56" style:parent-style-name="CODE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TP Héritage</text:p>
      <text:p text:style-name="P2">Cahier des charges</text:p>
      <text:p text:style-name="Standard">doc.ubuntu-fr.org/git (help pour les commit sur linux)</text:p>
      <text:h text:style-name="Titre1" text:outline-level="1">Ajouter un cercle</text:h>
      <text:p text:style-name="P3"/>
      <text:p text:style-name="Standard"><text:span text:style-name="T4">Commande</text:span><text:span text:style-name="T5"><text:s/>:</text:span></text:p>
      <text:p text:style-name="CODE">C Name X1 Y1 R</text:p>
      <text:p text:style-name="Standard"><text:span text:style-name="T6">Réponse</text:span><text:span text:style-name="T7"><text:s/>:</text:span></text:p>
      <text:p text:style-name="CODE">[ OK | ERR ]</text:p>
      <text:p text:style-name="CODE"/>
      <text:p text:style-name="Standard"><text:span text:style-name="T8">Description</text:span><text:span text:style-name="T9"><text:s/>: Ajoute un cercle avec un centre (X1,Y1) et un rayon R. L'objet a un nom (Name), qui est un mot composé de lettres et/ou de chiffres, sans séparateurs à l'intérieur. Toutes ces valeurs sont des entiers</text:span><text:span text:style-name="T10">. Dans ce document tous les paramètres sont des entiers, sauf si nous spécifions explicitement un autre type. La réponse est :</text:span></text:p>
      <text:p text:style-name="CODE">OK</text:p>
      <text:p text:style-name="P11">si la commande s'est bien exécutée,</text:p>
      <text:p text:style-name="CODE">ERR</text:p>
      <text:p text:style-name="P12">dans le cas contraire. La réponse peut s'accompagner d'un commentaire (ligne qui</text:p>
      <text:p text:style-name="P13">commence avec le caractère #).</text:p>
      <text:p text:style-name="P14"/>
      <text:p text:style-name="P15">Exemple :</text:p>
      <text:p text:style-name="CODE">C : C c11 12 15 45</text:p>
      <text:p text:style-name="CODE">R : OK</text:p>
      <text:p text:style-name="CODE">R : #New object : c11</text:p>
      <text:p text:style-name="CODE"/>
      <text:p text:style-name="P16">Exemple :</text:p>
      <text:p text:style-name="CODE">C : C 12 15</text:p>
      <text:p text:style-name="CODE">R : ERR</text:p>
      <text:p text:style-name="CODE">R : # invalid parameters</text:p>
      <text:p text:style-name="P17">Cas particuliers :</text:p>
      <text:p text:style-name="Standard">La commande est mal-formée (mauvais arguments, ou arguments manquant)</text:p>
      <text:p text:style-name="Standard">-&gt;<text:s/>Error invalid parameters</text:p>
      <text:p text:style-name="Standard">Le rayon est nul ou négatif</text:p>
      <text:p text:style-name="Standard">-&gt;<text:span text:style-name="T18"><text:s/>on prend la valeur absolue</text:span></text:p>
      <text:p text:style-name="Standard">-&gt; Warning en commentaire</text:p>
      <text:p text:style-name="Standard">[GENERAL] Limite X,Y (voirs limite int, double....)</text:p>
      <text:p text:style-name="Standard">[GENERAL] Nom déjà pris</text:p>
      <text:p text:style-name="Standard">-&gt; Error</text:p>
      <text:p text:style-name="Standard"/>
      <text:h text:style-name="Titre1" text:outline-level="1">Ajouter un rectangle</text:h>
      <text:p text:style-name="Standard"><text:span text:style-name="T19">Commande</text:span><text:span text:style-name="T20"><text:s/>:</text:span></text:p>
      <text:p text:style-name="CODE">R Name X1 Y1 X2 Y2</text:p>
      <text:p text:style-name="Standard"><text:span text:style-name="T21">Réponse</text:span><text:span text:style-name="T22"><text:s/>: [OK|ERR]</text:span></text:p>
      <text:p text:style-name="Standard"><text:span text:style-name="T23">Description</text:span><text:span text:style-name="T24"><text:s/>: Ajoute un rectangle défini par les deux points (X1, Y1) et (X2,</text:span></text:p>
      <text:p text:style-name="P25">Y2).</text:p>
      <text:p text:style-name="P26">Exemple :</text:p>
      <text:p text:style-name="CODE">C : R rectangle1 56 46 108 4536</text:p>
      <text:p text:style-name="CODE">R : OK</text:p>
      <text:p text:style-name="P27">Cas particuliers :</text:p>
      <text:p text:style-name="Standard">Point de départ = point d'arrivé ??</text:p>
      <text:p text:style-name="Standard">Si rectangle = ligne ??</text:p>
      <text:p text:style-name="Standard"/>
      <text:soft-page-break/>
      <text:h text:style-name="Titre1" text:outline-level="1">Ajouter une ligne</text:h>
      <text:p text:style-name="Standard"><text:span text:style-name="T28">Commande</text:span><text:span text:style-name="T29"><text:s/>:</text:span></text:p>
      <text:p text:style-name="P30"><text:tab/>L Name X1 Y1 X2 Y2</text:p>
      <text:p text:style-name="Standard"><text:span text:style-name="T31">Description</text:span><text:span text:style-name="T32"><text:s/>: Ajoute un segment défini par les deux points (X1, Y1) et (X2,Y2).</text:span></text:p>
      <text:p text:style-name="P33"/>
      <text:p text:style-name="P34">Exemple :</text:p>
      <text:p text:style-name="CODE">C : L 1172v 56 46 108 4536</text:p>
      <text:p text:style-name="CODE">R : OK</text:p>
      <text:p text:style-name="P35"/>
      <text:p text:style-name="P36">Cas particuliers :</text:p>
      <text:p text:style-name="Standard">Les deux points sont confondus</text:p>
      <text:p text:style-name="Standard"/>
      <text:h text:style-name="Titre1" text:outline-level="1">Ajouter une poly-ligne</text:h>
      <text:p text:style-name="Standard"><text:span text:style-name="T37">Comma</text:span><text:span text:style-name="T38">nde</text:span><text:span text:style-name="T39"><text:s/>:</text:span></text:p>
      <text:p text:style-name="P40"><text:tab/>PL Name X1 Y1 X2 Y2 . . . Xn Yn</text:p>
      <text:p text:style-name="Standard"><text:span text:style-name="T41">Description</text:span><text:span text:style-name="T42"><text:s/>: Ajoute une poly-ligne définie par les segments : (X1,Y1), (X2,Y2),</text:span></text:p>
      <text:p text:style-name="P43">(X2,Y2), (X3,Y3) . . . (Xn-1,Yn-1), (Xn,Yn).</text:p>
      <text:p text:style-name="P44">Exemple :</text:p>
      <text:p text:style-name="P45">C : PL Name12 56 46 108 4536 80 100</text:p>
      <text:p text:style-name="P46">R : OK</text:p>
      <text:p text:style-name="P47"/>
      <text:p text:style-name="P48">Cas particuliers :</text:p>
      <text:p text:style-name="Standard">Deux points consécutifs sont confondus -&gt; fusionner ou déclencher une erreur ?</text:p>
      <text:p text:style-name="Standard"><text:s text:c="2"/>-&gt; si on fusionne attention au cas de la ligne</text:p>
      <text:p text:style-name="Standard">Poly-ligne rectangle ?</text:p>
      <text:p text:style-name="Standard"/>
      <text:p text:style-name="Standard"/>
      <text:h text:style-name="Titre1" text:outline-level="1">Ajouter un objet agrégé</text:h>
      <text:p text:style-name="Standard"><text:span text:style-name="T49">Commande</text:span><text:span text:style-name="T50"><text:s/>:</text:span></text:p>
      <text:p text:style-name="P51"><text:tab/>OA Name Name1 Name2 . . . NameN</text:p>
      <text:p text:style-name="Standard"><text:span text:style-name="T52">Description</text:span><text:span text:style-name="T53"><text:s/>: Ajoute un nouvel objet agrégé, formé de plusieurs objets existants, identifiés par leur nom.</text:span></text:p>
      <text:p text:style-name="Standard"><text:span text:style-name="T54">Exemple</text:span><text:span text:style-name="T55"><text:s/>:</text:span></text:p>
      <text:p text:style-name="CODE">C : PL Name12 56 46 108 4536 80 100</text:p>
      <text:p text:style-name="CODE">R : OK</text:p>
      <text:p text:style-name="CODE">C : L 1172v 56 46 108 4536</text:p>
      <text:p text:style-name="CODE">R : OK</text:p>
      <text:p text:style-name="CODE">C : R rectangle1 56 46 108 4536</text:p>
      <text:p text:style-name="CODE">R : OK</text:p>
      <text:p text:style-name="CODE">C : OA agg1 rectangle1 1172v<text:s/>Name12</text:p>
      <text:p text:style-name="CODE">R : OK</text:p>
      <text:p text:style-name="CODE">C : OA agg2 alpha 1172v Name12</text:p>
      <text:p text:style-name="CODE">R : ERR</text:p>
      <text:p text:style-name="CODE"/>
      <text:p text:style-name="Standard">L'objet n'existe pas.</text:p>
      <text:p text:style-name="Standard">Plusieurs fois le même objet dans l'agrégat.</text:p>
      <text:p text:style-name="Standard">Suppression d’un objet qui est dans un objet agrégé.</text:p>
      <text:p text:style-name="P5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DejaVu Sans" svg:font-family="DejaVu 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DE" style:display-name="CODE" style:family="paragraph">
      <style:paragraph-properties fo:margin-left="0.3937in">
        <style:tab-stops/>
      </style:paragraph-properties>
      <style:text-properties style:font-name="Liberation Sans" fo:font-size="11pt" style:font-size-asian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in</meta:initial-creator>
    <dc:creator>Robin</dc:creator>
    <meta:creation-date>2013-12-20T15:05:00Z</meta:creation-date>
    <dc:date>2014-01-03T19:10:00Z</dc:date>
    <meta:template xlink:href="Normal" xlink:type="simple"/>
    <meta:editing-cycles>17</meta:editing-cycles>
    <meta:editing-duration>PT1860S</meta:editing-duration>
    <meta:document-statistic meta:page-count="2" meta:paragraph-count="4" meta:word-count="382" meta:character-count="2482" meta:row-count="17" meta:non-whitespace-character-count="2104"/>
  </office:meta>
</office:document-meta>
</file>